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d4eac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d4eac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d4eac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d4eac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d4eac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d4eac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d4eac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d4eac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d4eac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d4eac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d4eac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d4eac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d4eac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d4eac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d4eac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d4eac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d4eac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Andrés Eduardo Gonzalez Chacon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Sucre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8/12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815666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Ana Maria Gonzalez Chacon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266255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53.77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4" meta:non-whitespace-character-count="997"/>
    <meta:template xlink:type="simple" xlink:actuate="onRequest" xlink:title="Normal" xlink:href=""/>
  </office:meta>
</office:document-meta>
</file>